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75.79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248.71mm"/>
    </style:style>
    <style:style style:name="co5" style:family="table-column">
      <style:table-column-properties fo:break-before="auto" style:column-width="116.91mm"/>
    </style:style>
    <style:style style:name="co6" style:family="table-column">
      <style:table-column-properties fo:break-before="auto" style:column-width="73.3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ock 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CB Pack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https://www.mouser.sg/ProductDetail/Texas-Instruments/SN74LS10N?qs=sGAEpiMZZMutXGli8Ay4kBELecaPbA6BixFJp4A71TE%3D</text:p>
          </table:table-cell>
          <table:table-cell office:value-type="string" calcext:value-type="string">
            <text:p>Triple 3-Input Positive-NAND Gates</text:p>
          </table:table-cell>
          <table:table-cell office:value-type="string" calcext:value-type="string">
            <text:p>DIL14CAP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7</text:p>
          </table:table-cell>
          <table:table-cell office:value-type="float" office:value="7404" calcext:value-type="float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DIL14CAP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28,U35,U36,U40,U221,U257</text:p>
          </table:table-cell>
          <table:table-cell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DIL20CAP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29,U30,U31,U32,U57,U251,U252,U253,U254</text:p>
          </table:table-cell>
          <table:table-cell office:value-type="float" office:value="74157" calcext:value-type="float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DIL16CAP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3</text:p>
          </table:table-cell>
          <table:table-cell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N?qs=sGAEpiMZZMtxONTBFIcRfpKvrGTByBdi%2FBZhV6RAyCA%3D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DIL16CAP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37,U38</text:p>
          </table:table-cell>
          <table:table-cell office:value-type="float" office:value="74194" calcext:value-type="float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DIL16CAP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1</text:p>
          </table:table-cell>
          <table:table-cell office:value-type="float" office:value="7427" calcext:value-type="float">
            <text:p>7427</text:p>
          </table:table-cell>
          <table:table-cell office:value-type="string" calcext:value-type="string">
            <text:p>https://www.mouser.sg/ProductDetail/Texas-Instruments/SN74LS27N?qs=sGAEpiMZZMutXGli8Ay4kP28D9wZ8SQIwsPDjIqEADE%3D</text:p>
          </table:table-cell>
          <table:table-cell office:value-type="string" calcext:value-type="string">
            <text:p>Triple 3-Input Positive NOR Gates</text:p>
          </table:table-cell>
          <table:table-cell office:value-type="string" calcext:value-type="string">
            <text:p>DIL14CAP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2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NE4?qs=sGAEpiMZZMtMa9lbYwD6ZGuuqVaqkGmOjzVWLw0jaeE%3D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DIL14CAP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60,U61,U289,U290</text:p>
          </table:table-cell>
          <table:table-cell office:value-type="float" office:value="74273" calcext:value-type="float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DIL20CAP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62,U248,U249</text:p>
          </table:table-cell>
          <table:table-cell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DIL16CAP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83,U84,U86,U286,U287,U288</text:p>
          </table:table-cell>
          <table:table-cell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DIL16CAP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90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NE4?qs=sGAEpiMZZMtMa9lbYwD6ZGuuqVaqkGmOjzVWLw0jaeE%3D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DIL14CAP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91</text:p>
          </table:table-cell>
          <table:table-cell office:value-type="float" office:value="7432" calcext:value-type="float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DIL14CAP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137,U258</text:p>
          </table:table-cell>
          <table:table-cell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DIL28CAP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154,U155</text:p>
          </table:table-cell>
          <table:table-cell office:value-type="float" office:value="74157" calcext:value-type="float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DIL16CAP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82</text:p>
          </table:table-cell>
          <table:table-cell office:value-type="float" office:value="74273" calcext:value-type="float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DIL20CAP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L6,5L6</text:p>
          </table:table-cell>
          <table:table-cell office:value-type="float" office:value="74273" calcext:value-type="float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DIL20CAP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M6</text:p>
          </table:table-cell>
          <table:table-cell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N?qs=%2Fha2pyFadugqDRhw3C%2FQ8X6a6hwoxKy6iKJc85BJA4M%3D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DIL16CAP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F6</text:p>
          </table:table-cell>
          <table:table-cell office:value-type="float" office:value="74157" calcext:value-type="float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DIL16CAP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N2,6N6</text:p>
          </table:table-cell>
          <table:table-cell office:value-type="float" office:value="7432" calcext:value-type="float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DIL14CAP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P6</text:p>
          </table:table-cell>
          <table:table-cell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NE4?qs=sGAEpiMZZMtMa9lbYwD6ZGuuqVaqkGmOhAIPhWJxBPY%3D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DIL14CAP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7D6,7F6,7H6,7J6,7K6,L7E6</text:p>
          </table:table-cell>
          <table:table-cell office:value-type="float" office:value="74194" calcext:value-type="float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DIL16CAP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H6R,8K6R,8N6R,L8E6R</text:p>
          </table:table-cell>
          <table:table-cell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DIL28CAP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NKSEL4</text:p>
          </table:table-cell>
          <table:table-cell office:value-type="string" calcext:value-type="string">
            <text:p>CONN-SIL2</text:p>
          </table:table-cell>
          <table:table-cell office:value-type="string" calcext:value-type="string">
            <text:p>https://www.mouser.sg/ProductDetail/Molex/90121-0122?qs=PvP5v7Eimsnxy72QvVQroA%3D%3D</text:p>
          </table:table-cell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CONN-SIL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SW2,DSW3</text:p>
          </table:table-cell>
          <table:table-cell office:value-type="string" calcext:value-type="string">
            <text:p>DIPSW_8</text:p>
          </table:table-cell>
          <table:table-cell office:value-type="string" calcext:value-type="string">
            <text:p>https://www.mouser.sg/ProductDetail/TE-Connectivity/ADE08A04?qs=sGAEpiMZZMtt%2FePYj%2FTMhwk%252B%2FhX4O0WAjJubDt0lPR8%3D</text:p>
          </table:table-cell>
          <table:table-cell office:value-type="string" calcext:value-type="string">
            <text:p>Interactive DIP Switch 8 indipendent elements</text:p>
          </table:table-cell>
          <table:table-cell office:value-type="string" calcext:value-type="string">
            <text:p>SW-DIP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PANSIONBUSP2,VIDEOP2</text:p>
          </table:table-cell>
          <table:table-cell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 office:value-type="string" calcext:value-type="string">
            <text:p>DIN 41612 Connectors 64P 2A MALE R/A SLDR</text:p>
          </table:table-cell>
          <table:table-cell office:value-type="float" office:value="9021646921" calcext:value-type="float">
            <text:p>90216469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XEL2</text:p>
          </table:table-cell>
          <table:table-cell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SHDRRA10W64P254_2X5_2032X889X927P</text:p>
          </table:table-cell>
          <table:table-cell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units for DC</text:p>
          </table:table-cell>
          <table:table-cell table:style-name="ce1" office:value-type="string" calcext:value-type="string">
            <text:p>K104K15X7RF53H5</text:p>
          </table:table-cell>
          <table:table-cell table:style-name="ce1" office:value-type="string" calcext:value-type="string">
            <text:p>https://www.mouser.sg/ProductDetail/Vishay-BC-Components/K104K15X7RF53H5?qs=sYfpZ29HcUSlgH5bSUHkYw%3D%3D</text:p>
          </table:table-cell>
          <table:table-cell table:style-name="ce1" office:value-type="string" calcext:value-type="string">
            <text:p>Decoupling capacitors for each DC component</text:p>
          </table:table-cell>
          <table:table-cell table:style-name="ce1" office:value-type="string" calcext:value-type="string">
            <text:p>All with suffix CAP20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8:52:06.4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0T18:47:48.826000000</meta:creation-date>
    <dc:date>2021-12-20T18:52:21.684000000</dc:date>
    <meta:editing-duration>PT3M35S</meta:editing-duration>
    <meta:editing-cycles>4</meta:editing-cycles>
    <meta:generator>LibreOffice/6.0.4.2$Windows_X86_64 LibreOffice_project/9b0d9b32d5dcda91d2f1a96dc04c645c450872bf</meta:generator>
    <meta:document-statistic meta:table-count="1" meta:cell-count="174" meta:object-count="0"/>
  </office:meta>
</office:document-meta>
</file>